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8.047cm"/>
    </style:style>
    <style:style style:name="co6" style:family="table-column">
      <style:table-column-properties fo:break-before="auto" style:column-width="10.211cm"/>
    </style:style>
    <style:style style:name="co7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3399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ff3333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66ffff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00cc33" style:vertical-align="middle"/>
    </style:style>
    <style:style style:name="ce10" style:family="table-cell" style:parent-style-name="Default">
      <style:table-cell-properties fo:background-color="#00cc00"/>
    </style:style>
    <style:style style:name="ce11" style:family="table-cell" style:parent-style-name="Default">
      <style:table-cell-properties fo:background-color="#cc0000"/>
    </style:style>
    <style:style style:name="ce12" style:family="table-cell" style:parent-style-name="Default">
      <style:table-cell-properties fo:background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Pages non titrées</text:p>
          </table:table-cell>
          <table:table-cell office:value-type="string">
            <text:p>Les pages n'ont pas de noms</text:p>
          </table:table-cell>
          <table:table-cell office:value-type="string">
            <text:p>Titrer la page dans le &lt;head&gt;</text:p>
          </table:table-cell>
          <table:table-cell office:value-type="string">
            <text:p>Ajouter des titres indiquant sur quelle page nous sommes</text:p>
          </table:table-cell>
          <table:table-cell table:style-name="ce5" office:value-type="string">
            <text:p>2.4.2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Description absente</text:p>
          </table:table-cell>
          <table:table-cell office:value-type="string">
            <text:p>Les pages n'ont pas de description</text:p>
          </table:table-cell>
          <table:table-cell office:value-type="string">
            <text:p>Décrire la page dans le &lt;head&gt;</text:p>
          </table:table-cell>
          <table:table-cell office:value-type="string">
            <text:p>Ajouter une description pour inciter à visiter la page</text:p>
          </table:table-cell>
          <table:table-cell table:style-name="ce5" office:value-type="string">
            <text:p>2.4.2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Structure des headings</text:p>
          </table:table-cell>
          <table:table-cell office:value-type="string">
            <text:p>Les balises &lt;h&gt; sont non-conformes</text:p>
          </table:table-cell>
          <table:table-cell office:value-type="string">
            <text:p>Respecter une structure de headings</text:p>
          </table:table-cell>
          <table:table-cell office:value-type="string">
            <text:p>Restructurer l'ordre des &lt;h1&gt;, &lt;h2&gt; et &lt;h3&gt;</text:p>
          </table:table-cell>
          <table:table-cell office:value-type="string">
            <text:p>2.4.6 / 2.4.10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Alt non conformes</text:p>
          </table:table-cell>
          <table:table-cell office:value-type="string">
            <text:p>Les textes alternatifs ne sont pas représentatifs</text:p>
          </table:table-cell>
          <table:table-cell office:value-type="string">
            <text:p>Décrire correctement l'image</text:p>
          </table:table-cell>
          <table:table-cell office:value-type="string">
            <text:p>Faire une description représentative des images</text:p>
          </table:table-cell>
          <table:table-cell office:value-type="string">
            <text:p>1.1.1</text:p>
          </table:table-cell>
          <table:table-cell table:style-name="ce9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3">
          <table:table-cell table:style-name="ce2" office:value-type="string">
            <text:p>SEO</text:p>
          </table:table-cell>
          <table:table-cell office:value-type="string">
            <text:p>Mots-clés non pertinents</text:p>
          </table:table-cell>
          <table:table-cell office:value-type="string">
            <text:p>Les mots-clés de la meta ne sont pas pertinents</text:p>
          </table:table-cell>
          <table:table-cell office:value-type="string">
            <text:p>Bien choisir ses mots-clés</text:p>
          </table:table-cell>
          <table:table-cell office:value-type="string">
            <text:p>Réécrire la meta keyword avec des mots-clés adéquats </text:p>
          </table:table-cell>
          <table:table-cell table:style-name="ce7" office:value-type="string">
            <text:p><text:a xlink:href="https://www.livementor.com/blog/mots-cles-seo#:~:text=En%20quelques%20mots%20:%20la%20recherche,dans%20les%20moteurs%20de%20recherche.">Lien Keywords</text:a>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3">
          <table:table-cell table:style-name="ce2" office:value-type="string">
            <text:p>SEO</text:p>
          </table:table-cell>
          <table:table-cell office:value-type="string">
            <text:p>Perte de link juice</text:p>
          </table:table-cell>
          <table:table-cell office:value-type="string">
            <text:p>Les annuaires diluent le link juice</text:p>
          </table:table-cell>
          <table:table-cell office:value-type="string">
            <text:p>Ne pas surcharger de liens</text:p>
          </table:table-cell>
          <table:table-cell office:value-type="string">
            <text:p>Ajouter l'attribut 'nofollow' aux liens ou supprimer les annuaires</text:p>
          </table:table-cell>
          <table:table-cell office:value-type="string">
            <text:p><text:a xlink:href="https://www.woorank.com/fr/edu/seo-guides/qu-est-ce-que-le-link-juice">Lien Linkjuice</text:a>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3">
          <table:table-cell table:style-name="ce2" office:value-type="string">
            <text:p>SEO</text:p>
          </table:table-cell>
          <table:table-cell office:value-type="string">
            <text:p>Texte caché</text:p>
          </table:table-cell>
          <table:table-cell office:value-type="string">
            <text:p>Texte de la même couleur que le background</text:p>
          </table:table-cell>
          <table:table-cell office:value-type="string">
            <text:p>Ne pas utiliser de techniques black hat</text:p>
          </table:table-cell>
          <table:table-cell office:value-type="string">
            <text:p>Supprimer la section avec le texte caché</text:p>
          </table:table-cell>
          <table:table-cell office:value-type="string">
            <text:p><text:a xlink:href="https://developers.google.com/search/docs/advanced/guidelines/hidden-text-links">Lien Black Hat</text:a>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Responsive instable</text:p>
          </table:table-cell>
          <table:table-cell office:value-type="string">
            <text:p>Les pages ne réagissent pas correctement</text:p>
          </table:table-cell>
          <table:table-cell office:value-type="string">
            <text:p>Véirifier le responsive avant la mise en production</text:p>
          </table:table-cell>
          <table:table-cell office:value-type="string">
            <text:p>Retravailler certains éléments pour avoir un design responsive</text:p>
          </table:table-cell>
          <table:table-cell office:value-type="string">
            <text:p>5.2.2</text:p>
          </table:table-cell>
          <table:table-cell table:style-name="ce10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3">
          <table:table-cell table:style-name="ce2" office:value-type="string">
            <text:p>SEO</text:p>
          </table:table-cell>
          <table:table-cell office:value-type="string">
            <text:p>Code peu rigoureux</text:p>
          </table:table-cell>
          <table:table-cell office:value-type="string">
            <text:p>Quelques petits éléments inutiles ou mal balisés</text:p>
          </table:table-cell>
          <table:table-cell office:value-type="string">
            <text:p>Respecter les nomenclatures</text:p>
          </table:table-cell>
          <table:table-cell office:value-type="string">
            <text:p>Vérifier le code html à la recherche d'erreurs de coding</text:p>
          </table:table-cell>
          <table:table-cell office:value-type="string">
            <text:p><text:a xlink:href="https://www.w3.org/standards/webdesign/htmlcss">Lien W3C Standards</text:a></text:p>
          </table:table-cell>
          <table:table-cell table:style-name="ce10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Texte trop petit</text:p>
          </table:table-cell>
          <table:table-cell office:value-type="string">
            <text:p>Le texte de certains paragraphes est trop petit</text:p>
          </table:table-cell>
          <table:table-cell office:value-type="string">
            <text:p>Respecter le minimum de 16px pour les &lt;p&gt;</text:p>
          </table:table-cell>
          <table:table-cell office:value-type="string">
            <text:p>Modifications de la font-size dans le CSS </text:p>
          </table:table-cell>
          <table:table-cell office:value-type="string">
            <text:p>1.4.4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Langue par défaut</text:p>
          </table:table-cell>
          <table:table-cell office:value-type="string">
            <text:p>Balise &lt;lang&gt; est réglé sur 'défault'</text:p>
          </table:table-cell>
          <table:table-cell office:value-type="string">
            <text:p>Penser aux technonogies d'assistances</text:p>
          </table:table-cell>
          <table:table-cell office:value-type="string">
            <text:p>Régler l'attribut sur 'fr' pour les lecteurs d'écran </text:p>
          </table:table-cell>
          <table:table-cell office:value-type="string">
            <text:p>3.1.1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Texte sous forme d'images</text:p>
          </table:table-cell>
          <table:table-cell office:value-type="string">
            <text:p>Le texte ne sera pas pris en compte par les T.A.</text:p>
          </table:table-cell>
          <table:table-cell office:value-type="string">
            <text:p>Ecrire de vrais paragraphes </text:p>
          </table:table-cell>
          <table:table-cell office:value-type="string">
            <text:p>Remplacer les images par des textes en balises &lt;p&gt;</text:p>
          </table:table-cell>
          <table:table-cell office:value-type="string">
            <text:p>1.4.5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cus clavier inexistant</text:p>
          </table:table-cell>
          <table:table-cell office:value-type="string">
            <text:p>Aucun repère visuel pour le focus au clavier</text:p>
          </table:table-cell>
          <table:table-cell office:value-type="string">
            <text:p>Faire des tests manuels</text:p>
          </table:table-cell>
          <table:table-cell office:value-type="string">
            <text:p>Vérifier si le focus a été désactivé et l'optimiser en CSS</text:p>
          </table:table-cell>
          <table:table-cell office:value-type="string">
            <text:p>2.4.7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des couleurs </text:p>
          </table:table-cell>
          <table:table-cell office:value-type="string">
            <text:p>Couleur de certains textes pas assez contrastés</text:p>
          </table:table-cell>
          <table:table-cell office:value-type="string">
            <text:p>Tester à l'aide d'outils de constrate des couleurs</text:p>
          </table:table-cell>
          <table:table-cell office:value-type="string">
            <text:p>Opter pour des couleurs respectant les ratios</text:p>
          </table:table-cell>
          <table:table-cell office:value-type="string">
            <text:p>1.4.3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 table:number-columns-repeated="7"/>
          <table:table-cell table:style-name="ce12"/>
          <table:table-cell/>
        </table:table-row>
        <table:table-row table:style-name="ro3">
          <table:table-cell table:style-name="ce2" office:value-type="string">
            <text:p>Accessibilité</text:p>
          </table:table-cell>
          <table:table-cell office:value-type="string">
            <text:p>Aucuns attributs ARIA</text:p>
          </table:table-cell>
          <table:table-cell office:value-type="string">
            <text:p>Les attributs ARIA sont inexistants</text:p>
          </table:table-cell>
          <table:table-cell office:value-type="string">
            <text:p>Penser accessibilité pendant la conception</text:p>
          </table:table-cell>
          <table:table-cell office:value-type="string">
            <text:p>Ajouter des attributs ARIA là où c'est nécessaire</text:p>
          </table:table-cell>
          <table:table-cell office:value-type="string">
            <text:p><text:a xlink:href="https://developer.mozilla.org/fr/docs/Web/Accessibility/ARIA">Lien ARIA</text:a></text:p>
          </table:table-cell>
          <table:table-cell table:style-name="ce11"/>
          <table:table-cell table:style-name="ce12" table:number-columns-repeated="2"/>
        </table:table-row>
        <table:table-row table:style-name="ro1">
          <table:table-cell table:number-columns-repeated="8"/>
          <table:table-cell table:style-name="ce12"/>
        </table:table-row>
        <table:table-row table:style-name="ro3">
          <table:table-cell table:style-name="ce2" office:value-type="string">
            <text:p>Performance</text:p>
          </table:table-cell>
          <table:table-cell office:value-type="string">
            <text:p>Expiration du cache</text:p>
          </table:table-cell>
          <table:table-cell office:value-type="string">
            <text:p>Aucune mise en cache par le browser</text:p>
          </table:table-cell>
          <table:table-cell office:value-type="string">
            <text:p>Ajouter une expiration à une date lointaine</text:p>
          </table:table-cell>
          <table:table-cell office:value-type="string">
            <text:p>Ajouter une meta http-equiv avec la valeur 'expires'</text:p>
          </table:table-cell>
          <table:table-cell office:value-type="string">
            <text:p><text:a xlink:href="https://blog.smarchal.com/mise-en-cache-js-css">Lien Caching</text:a></text:p>
          </table:table-cell>
          <table:table-cell table:style-name="ce11"/>
          <table:table-cell/>
          <table:table-cell table:style-name="ce12"/>
        </table:table-row>
        <table:table-row table:style-name="ro1">
          <table:table-cell table:number-columns-repeated="8"/>
          <table:table-cell table:style-name="ce12"/>
        </table:table-row>
        <table:table-row table:style-name="ro3">
          <table:table-cell table:style-name="ce2" office:value-type="string">
            <text:p>Performance</text:p>
          </table:table-cell>
          <table:table-cell office:value-type="string">
            <text:p>CSS trop volumineux</text:p>
          </table:table-cell>
          <table:table-cell office:value-type="string">
            <text:p>Le css n'est pas minifié</text:p>
          </table:table-cell>
          <table:table-cell office:value-type="string">
            <text:p>Economiser du poids en minifiant le CSS</text:p>
          </table:table-cell>
          <table:table-cell office:value-type="string">
            <text:p>Minifier le CSS</text:p>
          </table:table-cell>
          <table:table-cell office:value-type="string">
            <text:p><text:a xlink:href="https://thibautsoufflet.fr/blog/pourquoi-et-comment-minifier-vos-fichiers-css-html-et-javascript/">Lien Minification</text:a></text:p>
          </table:table-cell>
          <table:table-cell table:style-name="ce11"/>
          <table:table-cell/>
          <table:table-cell table:style-name="ce12"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Perfomance</text:p>
          </table:table-cell>
          <table:table-cell office:value-type="string">
            <text:p>Images trop lourde</text:p>
          </table:table-cell>
          <table:table-cell office:value-type="string">
            <text:p>L'image au format .bmp pèse trop lourd </text:p>
          </table:table-cell>
          <table:table-cell office:value-type="string">
            <text:p>Incorporer des images optimisées</text:p>
          </table:table-cell>
          <table:table-cell table:style-name="ce4" office:value-type="string">
            <text:p>Convertir l'image dans un autre format ou la redimensionner</text:p>
          </table:table-cell>
          <table:table-cell office:value-type="string">
            <text:p><text:a xlink:href="https://gtmetrix.com/avoid-enormous-network-payloads.html">Lien Payloads</text:a></text:p>
          </table:table-cell>
          <table:table-cell table:style-name="ce8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3">
          <table:table-cell table:style-name="ce3" office:value-type="string" table:number-columns-spanned="4" table:number-rows-spanned="1">
            <text:p><text:span text:style-name="T1">Information comlémentaire</text:span> : Les références qui ne sont pas des liens font directement référence à la documentation WCAG</text:p>
          </table:table-cell>
          <table:covered-table-cell table:number-columns-repeated="3"/>
          <table:table-cell table:number-columns-repeated="5"/>
        </table:table-row>
        <table:table-row table:style-name="ro3" table:number-rows-repeated="104853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7/04/2022</text:date>, <text:time>20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3M45S</meta:editing-duration>
    <meta:editing-cycles>68</meta:editing-cycles>
    <meta:generator>OpenOffice/4.1.11$Win32 OpenOffice.org_project/4111m1$Build-9808</meta:generator>
    <dc:date>2022-04-07T20:25:56.92</dc:date>
    <dc:creator>Christophe Moretto</dc:creator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